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f21" officeooo:paragraph-rsid="000c0f21"/>
    </style:style>
    <style:style style:name="P2" style:family="paragraph" style:parent-style-name="Standard">
      <style:text-properties officeooo:rsid="000c0f21" officeooo:paragraph-rsid="000cc6bb"/>
    </style:style>
    <style:style style:name="P3" style:family="paragraph" style:parent-style-name="Standard">
      <style:text-properties officeooo:rsid="000c0f21" officeooo:paragraph-rsid="000cffb8"/>
    </style:style>
    <style:style style:name="P4" style:family="paragraph" style:parent-style-name="Standard">
      <style:text-properties officeooo:rsid="0010ac2b" officeooo:paragraph-rsid="0010ac2b"/>
    </style:style>
    <style:style style:name="P5" style:family="paragraph" style:parent-style-name="Standard">
      <style:text-properties fo:color="#c9211e" loext:opacity="100%" officeooo:rsid="0010ac2b" officeooo:paragraph-rsid="0010ac2b"/>
    </style:style>
    <style:style style:name="P6" style:family="paragraph" style:parent-style-name="Standard">
      <style:text-properties fo:color="#c9211e" loext:opacity="100%" officeooo:rsid="0012dc72" officeooo:paragraph-rsid="001fd7de"/>
    </style:style>
    <style:style style:name="P7" style:family="paragraph" style:parent-style-name="Standard">
      <style:text-properties officeooo:rsid="0012dc72" officeooo:paragraph-rsid="0012dc72"/>
    </style:style>
    <style:style style:name="P8" style:family="paragraph" style:parent-style-name="Standard">
      <style:text-properties officeooo:rsid="0012dc72" officeooo:paragraph-rsid="0015b172"/>
    </style:style>
    <style:style style:name="P9" style:family="paragraph" style:parent-style-name="Standard">
      <style:text-properties officeooo:rsid="0012dc72" officeooo:paragraph-rsid="001657ad"/>
    </style:style>
    <style:style style:name="P10" style:family="paragraph" style:parent-style-name="Standard">
      <style:paragraph-properties fo:break-before="page"/>
      <style:text-properties officeooo:rsid="0012dc72" officeooo:paragraph-rsid="001657ad"/>
    </style:style>
    <style:style style:name="P11" style:family="paragraph" style:parent-style-name="Standard">
      <style:text-properties officeooo:rsid="0012dc72" officeooo:paragraph-rsid="00184101"/>
    </style:style>
    <style:style style:name="P12" style:family="paragraph" style:parent-style-name="Standard">
      <style:text-properties officeooo:rsid="0012dc72" officeooo:paragraph-rsid="001a9a5c"/>
    </style:style>
    <style:style style:name="P13" style:family="paragraph" style:parent-style-name="Standard">
      <style:text-properties officeooo:rsid="0012dc72" officeooo:paragraph-rsid="001c0141"/>
    </style:style>
    <style:style style:name="P14" style:family="paragraph" style:parent-style-name="Standard">
      <style:text-properties officeooo:rsid="0012dc72" officeooo:paragraph-rsid="001d1ce7"/>
    </style:style>
    <style:style style:name="P15" style:family="paragraph" style:parent-style-name="Standard">
      <style:text-properties officeooo:rsid="0012dc72" officeooo:paragraph-rsid="001fd7de"/>
    </style:style>
    <style:style style:name="P16" style:family="paragraph" style:parent-style-name="Standard">
      <style:text-properties officeooo:rsid="002468e6" officeooo:paragraph-rsid="002468e6"/>
    </style:style>
    <style:style style:name="P17" style:family="paragraph" style:parent-style-name="Standard">
      <style:text-properties officeooo:rsid="002468e6" officeooo:paragraph-rsid="002d21c0"/>
    </style:style>
    <style:style style:name="P18" style:family="paragraph" style:parent-style-name="Standard" style:list-style-name="L1">
      <style:text-properties officeooo:rsid="000c0f21" officeooo:paragraph-rsid="000c0f21"/>
    </style:style>
    <style:style style:name="P19" style:family="paragraph" style:parent-style-name="Standard" style:list-style-name="L1">
      <style:text-properties officeooo:rsid="0012dc72" officeooo:paragraph-rsid="0019cef3"/>
    </style:style>
    <style:style style:name="P20" style:family="paragraph" style:parent-style-name="Standard" style:list-style-name="L1">
      <style:text-properties officeooo:rsid="0012dc72" officeooo:paragraph-rsid="0012dc72"/>
    </style:style>
    <style:style style:name="P21" style:family="paragraph" style:parent-style-name="Standard" style:list-style-name="L1">
      <style:text-properties officeooo:rsid="0012dc72" officeooo:paragraph-rsid="0015b172"/>
    </style:style>
    <style:style style:name="P22" style:family="paragraph" style:parent-style-name="Standard" style:list-style-name="L1">
      <style:text-properties officeooo:rsid="0012dc72" officeooo:paragraph-rsid="001657ad"/>
    </style:style>
    <style:style style:name="P23" style:family="paragraph" style:parent-style-name="Standard" style:list-style-name="L1">
      <style:text-properties fo:color="#c9211e" loext:opacity="100%" officeooo:rsid="0012dc72" officeooo:paragraph-rsid="001fd7de"/>
    </style:style>
    <style:style style:name="P24" style:family="paragraph" style:parent-style-name="Standard" style:list-style-name="L1">
      <style:text-properties officeooo:rsid="002468e6" officeooo:paragraph-rsid="002468e6"/>
    </style:style>
    <style:style style:name="P25" style:family="paragraph" style:parent-style-name="Standard" style:list-style-name="L1">
      <style:text-properties officeooo:rsid="002df9f9" officeooo:paragraph-rsid="002df9f9"/>
    </style:style>
    <style:style style:name="P26" style:family="paragraph" style:parent-style-name="Standard">
      <style:text-properties officeooo:rsid="002df9f9" officeooo:paragraph-rsid="002df9f9"/>
    </style:style>
    <style:style style:name="T1" style:family="text">
      <style:text-properties officeooo:rsid="000cc6bb"/>
    </style:style>
    <style:style style:name="T2" style:family="text">
      <style:text-properties officeooo:rsid="000cffb8"/>
    </style:style>
    <style:style style:name="T3" style:family="text">
      <style:text-properties officeooo:rsid="000dbc12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cc6bb"/>
    </style:style>
    <style:style style:name="T6" style:family="text">
      <style:text-properties fo:color="#c9211e" loext:opacity="100%" officeooo:rsid="000dbc12"/>
    </style:style>
    <style:style style:name="T7" style:family="text">
      <style:text-properties fo:color="#c9211e" loext:opacity="100%" officeooo:rsid="0010df85"/>
    </style:style>
    <style:style style:name="T8" style:family="text">
      <style:text-properties fo:color="#c9211e" loext:opacity="100%" officeooo:rsid="001fd7de"/>
    </style:style>
    <style:style style:name="T9" style:family="text">
      <style:text-properties fo:color="#c9211e" loext:opacity="100%" officeooo:rsid="002d21c0"/>
    </style:style>
    <style:style style:name="T10" style:family="text">
      <style:text-properties officeooo:rsid="0010df85"/>
    </style:style>
    <style:style style:name="T11" style:family="text">
      <style:text-properties officeooo:rsid="0013caa2"/>
    </style:style>
    <style:style style:name="T12" style:family="text">
      <style:text-properties officeooo:rsid="0015b172"/>
    </style:style>
    <style:style style:name="T13" style:family="text">
      <style:text-properties officeooo:rsid="001657ad"/>
    </style:style>
    <style:style style:name="T14" style:family="text">
      <style:text-properties officeooo:rsid="00184101"/>
    </style:style>
    <style:style style:name="T15" style:family="text">
      <style:text-properties officeooo:rsid="0019cef3"/>
    </style:style>
    <style:style style:name="T16" style:family="text">
      <style:text-properties officeooo:rsid="001a9a5c"/>
    </style:style>
    <style:style style:name="T17" style:family="text">
      <style:text-properties officeooo:rsid="001c0141"/>
    </style:style>
    <style:style style:name="T18" style:family="text">
      <style:text-properties officeooo:rsid="001d1ce7"/>
    </style:style>
    <style:style style:name="T19" style:family="text">
      <style:text-properties officeooo:rsid="001f0746"/>
    </style:style>
    <style:style style:name="T20" style:family="text">
      <style:text-properties officeooo:rsid="001fd7de"/>
    </style:style>
    <style:style style:name="T21" style:family="text">
      <style:text-properties officeooo:rsid="0022f31c"/>
    </style:style>
    <style:style style:name="T22" style:family="text">
      <style:text-properties officeooo:rsid="002659cd"/>
    </style:style>
    <style:style style:name="T23" style:family="text">
      <style:text-properties officeooo:rsid="002821ef"/>
    </style:style>
    <style:style style:name="T24" style:family="text">
      <style:text-properties officeooo:rsid="002a3c81"/>
    </style:style>
    <style:style style:name="T25" style:family="text">
      <style:text-properties officeooo:rsid="002d21c0"/>
    </style:style>
    <style:style style:name="T26" style:family="text">
      <style:text-properties fo:color="#008000" loext:opacity="100%" style:font-name="Cascadia Mono" fo:font-size="9.5pt" style:font-size-asian="9.5pt"/>
    </style:style>
    <style:style style:name="T27" style:family="text">
      <style:text-properties fo:color="#2b91af" loext:opacity="100%" style:font-name="Cascadia Mono" fo:font-size="9.5pt" style:font-size-asian="9.5pt"/>
    </style:style>
    <style:style style:name="T28" style:family="text">
      <style:text-properties fo:color="#000000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1720160" text:style-name="L1">
        <text:list-item>
          <text:p text:style-name="P18"/>
          <text:p text:style-name="P18">[ux<text:tab/>uy<text:tab/>uz<text:tab/>0]</text:p>
          <text:p text:style-name="P18">[vx<text:tab/>vy<text:tab/>vz<text:tab/>0]</text:p>
          <text:p text:style-name="P18">[wx<text:tab/>wy<text:tab/>wz<text:tab/>0]</text:p>
          <text:p text:style-name="P18">[Qx<text:tab/>Qy<text:tab/>Qz<text:tab/>1]</text:p>
        </text:list-item>
      </text:list>
      <text:p text:style-name="P1"/>
      <text:p text:style-name="P1"><text:tab/><text:span text:style-name="T1">T = Ponto aonde a câmera está apontando</text:span></text:p>
      <text:p text:style-name="P1"><text:tab/><text:span text:style-name="T1">Q = Posição da câmera</text:span></text:p>
      <text:p text:style-name="P1"><text:tab/><text:span text:style-name="T1">j = Vetor usado para indicar o eixo da câmera que está para cima (x, y ou z)</text:span></text:p>
      <text:p text:style-name="P1"><text:tab/></text:p>
      <text:p text:style-name="P1"><text:tab/>w = T – Q / ||T – Q|| → w = (10, 0, 30) - (-20, 35, -50) / ||(10, 0, 30) - (-20, 35, -50)|| →</text:p>
      <text:p text:style-name="P2"><text:tab/>w = (30, -35, 80) / ||(30, -35, 80)|| → w = (30, -35, 80) / <text:span text:style-name="T1">sqrt(30² + -35² + 80²)</text:span> →</text:p>
      <text:p text:style-name="P2"><text:tab/>w = (30, -35, 80) / <text:span text:style-name="T1">sqrt(8525) → </text:span>w = (30, -35, 80) / <text:span text:style-name="T1">92.33 → </text:span><text:span text:style-name="T5">w = (0.32, -0.38, 0.87)</text:span></text:p>
      <text:p text:style-name="P2"/>
      <text:p text:style-name="P3"><text:tab/><text:span text:style-name="T1">u = j x w / ||j x w|| →</text:span></text:p>
      <text:p text:style-name="P3"><text:span text:style-name="T1"><text:tab/>u = (0, 1, 0) x (0.32, -0.38, 0.87) / ||(0.32, -0.38, 0.87) </text:span><text:span text:style-name="T2">x </text:span><text:span text:style-name="T1">(0.32, -0.38, 0.87)|| →</text:span></text:p>
      <text:p text:style-name="P3"><text:span text:style-name="T1"><text:tab/>u = </text:span><text:span text:style-name="T2">(0.87, 0, -0.32) / </text:span><text:span text:style-name="T1">||</text:span><text:span text:style-name="T2">(0.87, 0, -0.32)</text:span><text:span text:style-name="T1">|| → </text:span><text:span text:style-name="T2">u = (0.87, 0, -0.32) / 0.</text:span><text:span text:style-name="T3">93 → </text:span><text:span text:style-name="T6">u = (0.93, 0, -0.34)</text:span></text:p>
      <text:p text:style-name="P4"/>
      <text:p text:style-name="P4"><text:tab/>v = w x u → v = (0.32, -0.38, 0.87) x (0.93, 0, -0.34) → <text:span text:style-name="T4">v = (0.13, 0.92, 0.35)</text:span></text:p>
      <text:p text:style-name="P4"/>
      <text:p text:style-name="P4"><text:tab/><text:span text:style-name="T7">[0.93<text:tab/>0<text:tab/>-0.34<text:tab/>0]</text:span></text:p>
      <text:p text:style-name="P5"><text:tab/><text:span text:style-name="T10">[0.13<text:tab/>0.92<text:tab/>0.35<text:tab/>0]</text:span></text:p>
      <text:p text:style-name="P5"><text:tab/><text:span text:style-name="T10">[0.32<text:tab/>-0.38<text:tab/>0.87<text:tab/>0]</text:span></text:p>
      <text:p text:style-name="P5"><text:tab/><text:span text:style-name="T10">[-20<text:tab/>35<text:tab/>-50<text:tab/>1]</text:span></text:p>
      <text:list xml:id="list195956270027234" text:continue-numbering="true" text:style-name="L1">
        <text:list-item>
          <text:p text:style-name="P18"/>
          <text:p text:style-name="P19">[1 / <text:span text:style-name="T12">( </text:span><text:span text:style-name="T21">r</text:span> * tan(<text:span text:style-name="T15">theta</text:span> / 2)<text:span text:style-name="T12">)</text:span><text:tab/>0<text:tab/><text:tab/><text:tab/>0<text:tab/><text:tab/><text:tab/>0]</text:p>
          <text:p text:style-name="P20">[0<text:tab/><text:tab/><text:tab/><text:tab/>1 / tan(<text:span text:style-name="T15">theta</text:span> / 2)<text:tab/>0<text:tab/><text:tab/><text:tab/>0]</text:p>
          <text:p text:style-name="P20">[0<text:tab/><text:tab/><text:tab/><text:tab/>0<text:tab/><text:tab/><text:tab/>f / (f – n)<text:tab/><text:tab/>1]</text:p>
          <text:p text:style-name="P20">[0<text:tab/><text:tab/><text:tab/><text:tab/>0<text:tab/><text:tab/><text:tab/>-n * f / (f – n)<text:tab/><text:tab/>0]</text:p>
        </text:list-item>
      </text:list>
      <text:p text:style-name="P7"/>
      <text:p text:style-name="P7"><text:tab/><text:span text:style-name="T21">r</text:span><text:span text:style-name="T11"> = 4 / 3 → </text:span><text:span text:style-name="T21">r</text:span><text:span text:style-name="T11"> = 1.33</text:span></text:p>
      <text:p text:style-name="P11"><text:tab/><text:span text:style-name="T14">theta = 45º → theta = 45 * 3.14 / 180 → theta = 0.78</text:span></text:p>
      <text:p text:style-name="P7"><text:tab/><text:span text:style-name="T12">f = 100</text:span></text:p>
      <text:p text:style-name="P7"><text:tab/><text:span text:style-name="T12">n = 1</text:span></text:p>
      <text:p text:style-name="P7"/>
      <text:p text:style-name="P12"><text:tab/>[1 / <text:span text:style-name="T12">(</text:span><text:span text:style-name="T16">1.33</text:span> * tan(<text:span text:style-name="T14">0.78</text:span> / 2)<text:span text:style-name="T12">)</text:span><text:tab/>0<text:tab/><text:tab/><text:tab/>0<text:tab/><text:tab/><text:tab/>0]</text:p>
      <text:p text:style-name="P12"><text:tab/>[0<text:tab/><text:tab/><text:tab/><text:tab/>1 / tan(<text:span text:style-name="T14">0.78</text:span> / 2)<text:tab/>0<text:tab/><text:tab/><text:tab/>0]</text:p>
      <text:list xml:id="list195955738450851" text:continue-numbering="true" text:style-name="L1">
        <text:list-header>
          <text:p text:style-name="P21">[0<text:tab/><text:tab/><text:tab/><text:tab/>0<text:tab/><text:tab/><text:tab/><text:span text:style-name="T12">100</text:span> / (<text:span text:style-name="T12">100</text:span> – <text:span text:style-name="T12">1</text:span>)<text:tab/>1]</text:p>
        </text:list-header>
      </text:list>
      <text:p text:style-name="P8"><text:tab/>[0<text:tab/><text:tab/><text:tab/><text:tab/>0<text:tab/><text:tab/><text:tab/>-<text:span text:style-name="T12">1</text:span> * <text:span text:style-name="T12">100</text:span> / (<text:span text:style-name="T12">100</text:span> – <text:span text:style-name="T12">1</text:span>)<text:tab/>0]</text:p>
      <text:p text:style-name="P8"/>
      <text:p text:style-name="P13"><text:tab/>[1 / <text:span text:style-name="T16">1.33</text:span> * tan(<text:span text:style-name="T12">0.</text:span><text:span text:style-name="T17">39</text:span>)<text:tab/>0<text:tab/><text:tab/>0<text:tab/><text:tab/>0]</text:p>
      <text:p text:style-name="P13"><text:tab/>[0<text:tab/><text:tab/><text:tab/>1 / tan(<text:span text:style-name="T12">0.</text:span><text:span text:style-name="T17">39</text:span>)<text:tab/>0<text:tab/><text:tab/>0]</text:p>
      <text:list xml:id="list195956604581133" text:continue-numbering="true" text:style-name="L1">
        <text:list-header>
          <text:p text:style-name="P21">[0<text:tab/><text:tab/><text:tab/>0<text:tab/><text:tab/><text:span text:style-name="T12">100</text:span> / <text:span text:style-name="T12">99</text:span><text:tab/>1]</text:p>
        </text:list-header>
      </text:list>
      <text:p text:style-name="P8"><text:tab/>[0<text:tab/><text:tab/><text:tab/>0<text:tab/><text:tab/>-<text:span text:style-name="T12">100</text:span> / <text:span text:style-name="T12">99</text:span><text:tab/>0]</text:p>
      <text:p text:style-name="P8"/>
      <text:p text:style-name="P14"><text:tab/>[1 / <text:span text:style-name="T16">1.33</text:span> * <text:span text:style-name="T13">0.</text:span><text:span text:style-name="T18">41</text:span><text:tab/>0<text:tab/><text:tab/>0<text:tab/>0]</text:p>
      <text:p text:style-name="P8"><text:tab/>[0<text:tab/><text:tab/><text:tab/>1 / <text:span text:style-name="T13">0.</text:span><text:span text:style-name="T18">41</text:span><text:tab/>0<text:tab/>0]</text:p>
      <text:list xml:id="list195955258370771" text:continue-numbering="true" text:style-name="L1">
        <text:list-header>
          <text:p text:style-name="P21">[0<text:tab/><text:tab/><text:tab/>0<text:tab/><text:tab/><text:span text:style-name="T12">1.01</text:span><text:tab/>1]</text:p>
        </text:list-header>
      </text:list>
      <text:p text:style-name="P8"><text:tab/>[0<text:tab/><text:tab/><text:tab/>0<text:tab/><text:tab/>-<text:span text:style-name="T12">1.01</text:span><text:tab/>0]</text:p>
      <text:p text:style-name="P8"/>
      <text:p text:style-name="P10"><text:tab/>[<text:span text:style-name="T20">1 / 0.54</text:span><text:tab/>0<text:tab/>0<text:tab/>0]</text:p>
      <text:p text:style-name="P9"><text:tab/>[0<text:tab/><text:tab/><text:span text:style-name="T19">2.43</text:span><text:tab/>0<text:tab/>0]</text:p>
      <text:list xml:id="list195955439396090" text:continue-numbering="true" text:style-name="L1">
        <text:list-header>
          <text:p text:style-name="P22">[0<text:tab/><text:tab/>0<text:tab/><text:span text:style-name="T12">1.01</text:span><text:tab/>1]</text:p>
        </text:list-header>
      </text:list>
      <text:p text:style-name="P9"><text:tab/>[0<text:tab/><text:tab/>0<text:tab/>-<text:span text:style-name="T12">1.01</text:span><text:tab/>0]</text:p>
      <text:p text:style-name="P15"/>
      <text:p text:style-name="P15"><text:tab/><text:span text:style-name="T4">[</text:span><text:span text:style-name="T8">1.85</text:span><text:span text:style-name="T4"><text:tab/>0<text:tab/>0<text:tab/>0]</text:span></text:p>
      <text:p text:style-name="P6"><text:tab/>[0<text:tab/><text:span text:style-name="T19">2.43</text:span><text:tab/>0<text:tab/>0]</text:p>
      <text:list xml:id="list195956879343594" text:continue-numbering="true" text:style-name="L1">
        <text:list-header>
          <text:p text:style-name="P23">[0<text:tab/>0<text:tab/><text:span text:style-name="T12">1.01</text:span><text:tab/>1]</text:p>
        </text:list-header>
      </text:list>
      <text:p text:style-name="P6"><text:tab/>[0<text:tab/>0<text:tab/>-<text:span text:style-name="T12">1.01</text:span><text:tab/>0]</text:p>
      <text:list xml:id="list195954995145406" text:continue-numbering="true" text:style-name="L1">
        <text:list-item>
          <text:p text:style-name="P18"/>
          <text:p text:style-name="P24">altura <text:span text:style-name="T22">= h</text:span> = 4</text:p>
          <text:p text:style-name="P24">distância da origem <text:span text:style-name="T24">= d</text:span> = ?</text:p>
          <text:p text:style-name="P24"><text:span text:style-name="T23">ângulo do campo de visão </text:span><text:span text:style-name="T24">= </text:span><text:span text:style-name="T25">a</text:span><text:span text:style-name="T23"> </text:span>= 60º</text:p>
        </text:list-item>
      </text:list>
      <text:p text:style-name="P16"/>
      <text:p text:style-name="P16"><text:tab/><text:span text:style-name="T25">r = w / h → r = w / 4 → w = 4r</text:span></text:p>
      <text:p text:style-name="P17"><text:tab/><text:span text:style-name="T25">tan(a / 2) = 2 / d → d = 2 / tan(a / 2) → d = 2 / tan((60 * 3.14 / 180) / 2) →</text:span></text:p>
      <text:p text:style-name="P17"><text:span text:style-name="T25"><text:tab/>d = 2 / tan(0.52) → d = 2 / 0.57 → </text:span><text:span text:style-name="T9">d = 3.49</text:span></text:p>
      <text:list xml:id="list195955078555748" text:continue-numbering="true" text:style-name="L1">
        <text:list-item>
          <text:p text:style-name="P25"/>
          <text:list>
            <text:list-item>
              <text:p text:style-name="P25"><text:span text:style-name="T27">XMMATRIX</text:span><text:span text:style-name="T28"> R = XMMatrixRotationZ(XMConvertToRadians(45));</text:span></text:p>
            </text:list-item>
            <text:list-item>
              <text:p text:style-name="P25"><text:span text:style-name="T27">XMVECTOR</text:span><text:span text:style-name="T28"> up = XMVectorSet(1, 1, 0, 0);</text:span></text:p>
            </text:list-item>
          </text:list>
        </text:list-item>
      </text:list>
      <text:p text:style-name="P26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6:08:11.942000000</meta:creation-date>
    <dc:date>2022-10-04T19:59:54.897000000</dc:date>
    <meta:editing-duration>PT4H24M45S</meta:editing-duration>
    <meta:editing-cycles>27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59" meta:word-count="485" meta:character-count="1770" meta:non-whitespace-character-count="1243"/>
  </office:meta>
</office:document-meta>
</file>